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size="18pt" style:font-size-asian="18pt" style:font-size-complex="18pt" fo:language="en" fo:country="GB"/>
    </style:style>
    <style:style style:name="T3" style:parent-style-name="Policepardéfaut" style:family="text">
      <style:text-properties fo:font-size="18pt" style:font-size-asian="18pt" style:font-size-complex="18pt" fo:language="en" fo:country="GB"/>
    </style:style>
    <style:style style:name="T4" style:parent-style-name="Policepardéfaut" style:family="text">
      <style:text-properties style:font-size-complex="13pt" fo:language="en" fo:country="GB"/>
    </style:style>
    <style:style style:name="T5" style:parent-style-name="StrongEmphasis" style:family="text">
      <style:text-properties fo:font-weight="normal" style:font-weight-asian="normal" style:font-weight-complex="normal" style:font-size-complex="13pt" fo:language="en" fo:country="GB"/>
    </style:style>
    <style:style style:name="T6" style:parent-style-name="Policepardéfaut" style:family="text">
      <style:text-properties style:font-size-complex="13pt" fo:language="en" fo:country="GB"/>
    </style:style>
    <style:style style:name="P7" style:parent-style-name="Standard" style:family="paragraph">
      <style:text-properties fo:font-size="18pt" style:font-size-asian="18pt" style:font-size-complex="18pt" fo:language="en" fo:country="GB"/>
    </style:style>
    <style:style style:name="T8" style:parent-style-name="StrongEmphasis" style:family="text">
      <style:text-properties fo:font-weight="normal" style:font-weight-asian="normal" style:font-weight-complex="normal"/>
    </style:style>
    <style:style style:name="P9" style:parent-style-name="Standard" style:family="paragraph">
      <style:text-properties fo:font-size="18pt" style:font-size-asian="18pt" style:font-size-complex="18pt"/>
    </style:style>
    <style:style style:name="T10" style:parent-style-name="StrongEmphasis" style:family="text">
      <style:text-properties fo:font-weight="normal" style:font-weight-asian="normal" style:font-weight-complex="normal"/>
    </style:style>
    <style:style style:name="T11" style:parent-style-name="StrongEmphasis" style:family="text">
      <style:text-properties fo:font-weight="normal" style:font-weight-asian="normal" style:font-weight-complex="normal"/>
    </style:style>
    <style:style style:name="T12" style:parent-style-name="StrongEmphasis" style:family="text">
      <style:text-properties fo:font-weight="normal" style:font-weight-asian="normal" style:font-weight-complex="normal"/>
    </style:style>
    <style:style style:name="P13" style:parent-style-name="Standard" style:family="paragraph">
      <style:text-properties fo:font-size="18pt" style:font-size-asian="18pt" style:font-size-complex="18pt"/>
    </style:style>
    <style:style style:name="T14" style:parent-style-name="StrongEmphasis" style:family="text">
      <style:text-properties fo:font-weight="normal" style:font-weight-asian="normal" style:font-weight-complex="normal" fo:font-size="16pt" style:font-size-asian="16pt" style:font-size-complex="14.5pt"/>
    </style:style>
    <style:style style:name="T15" style:parent-style-name="StrongEmphasis" style:family="text">
      <style:text-properties fo:font-weight="normal" style:font-weight-asian="normal" style:font-weight-complex="normal"/>
    </style:style>
    <style:style style:name="T16" style:parent-style-name="StrongEmphasis" style:family="text">
      <style:text-properties fo:font-weight="normal" style:font-weight-asian="normal" style:font-weight-complex="normal"/>
    </style:style>
    <style:style style:name="T17" style:parent-style-name="StrongEmphasis" style:family="text">
      <style:text-properties fo:font-weight="normal" style:font-weight-asian="normal" style:font-weight-complex="normal"/>
    </style:style>
    <style:style style:name="T18" style:parent-style-name="StrongEmphasis" style:family="text">
      <style:text-properties fo:font-weight="normal" style:font-weight-asian="normal" style:font-weight-complex="normal"/>
    </style:style>
    <style:style style:name="P19" style:parent-style-name="Standard" style:list-style-name="LFO1" style:family="paragraph"/>
    <style:style style:name="T20" style:parent-style-name="StrongEmphasis" style:family="text">
      <style:text-properties fo:font-weight="normal" style:font-weight-asian="normal" style:font-weight-complex="normal"/>
    </style:style>
    <style:style style:name="P21" style:parent-style-name="Standard" style:list-style-name="LFO1" style:family="paragraph"/>
    <style:style style:name="T22" style:parent-style-name="StrongEmphasis" style:family="text">
      <style:text-properties fo:font-weight="normal" style:font-weight-asian="normal" style:font-weight-complex="normal"/>
    </style:style>
    <style:style style:name="T23" style:parent-style-name="StrongEmphasis" style:family="text">
      <style:text-properties fo:font-weight="normal" style:font-weight-asian="normal" style:font-weight-complex="normal"/>
    </style:style>
    <style:style style:name="T24" style:parent-style-name="StrongEmphasis" style:family="text">
      <style:text-properties fo:font-weight="normal" style:font-weight-asian="normal" style:font-weight-complex="normal"/>
    </style:style>
    <style:style style:name="P25" style:parent-style-name="Standard" style:list-style-name="LFO1" style:family="paragraph"/>
    <style:style style:name="T26" style:parent-style-name="StrongEmphasis" style:family="text">
      <style:text-properties fo:font-weight="normal" style:font-weight-asian="normal" style:font-weight-complex="normal"/>
    </style:style>
    <style:style style:name="T27" style:parent-style-name="StrongEmphasis" style:family="text">
      <style:text-properties fo:font-weight="normal" style:font-weight-asian="normal" style:font-weight-complex="normal"/>
    </style:style>
    <style:style style:name="P28" style:parent-style-name="Standard" style:list-style-name="LFO2" style:family="paragraph"/>
    <style:style style:name="T29" style:parent-style-name="StrongEmphasis" style:family="text">
      <style:text-properties fo:font-weight="normal" style:font-weight-asian="normal" style:font-weight-complex="normal"/>
    </style:style>
    <style:style style:name="T30" style:parent-style-name="StrongEmphasis" style:family="text">
      <style:text-properties fo:font-weight="normal" style:font-weight-asian="normal" style:font-weight-complex="normal"/>
    </style:style>
    <style:style style:name="T31" style:parent-style-name="StrongEmphasis" style:family="text">
      <style:text-properties fo:font-weight="normal" style:font-weight-asian="normal" style:font-weight-complex="normal"/>
    </style:style>
    <style:style style:name="T32" style:parent-style-name="StrongEmphasis" style:family="text">
      <style:text-properties fo:font-weight="normal" style:font-weight-asian="normal" style:font-weight-complex="normal"/>
    </style:style>
    <style:style style:name="T33" style:parent-style-name="StrongEmphasis" style:family="text">
      <style:text-properties fo:font-weight="normal" style:font-weight-asian="normal" style:font-weight-complex="normal"/>
    </style:style>
    <style:style style:name="T34" style:parent-style-name="StrongEmphasis" style:family="text">
      <style:text-properties fo:font-weight="normal" style:font-weight-asian="normal" style:font-weight-complex="normal"/>
    </style:style>
    <style:style style:name="P35" style:parent-style-name="Standard" style:list-style-name="LFO2" style:family="paragraph"/>
    <style:style style:name="T36" style:parent-style-name="StrongEmphasis" style:family="text">
      <style:text-properties fo:font-weight="normal" style:font-weight-asian="normal" style:font-weight-complex="normal"/>
    </style:style>
    <style:style style:name="T37" style:parent-style-name="StrongEmphasis" style:family="text">
      <style:text-properties fo:font-weight="normal" style:font-weight-asian="normal" style:font-weight-complex="normal"/>
    </style:style>
    <style:style style:name="T38" style:parent-style-name="StrongEmphasis" style:family="text">
      <style:text-properties fo:font-weight="normal" style:font-weight-asian="normal" style:font-weight-complex="normal"/>
    </style:style>
    <style:style style:name="P39" style:parent-style-name="Standard" style:list-style-name="LFO2" style:family="paragraph"/>
    <style:style style:name="T40" style:parent-style-name="StrongEmphasis" style:family="text">
      <style:text-properties fo:font-weight="normal" style:font-weight-asian="normal" style:font-weight-complex="normal"/>
    </style:style>
    <style:style style:name="T41" style:parent-style-name="StrongEmphasis" style:family="text">
      <style:text-properties fo:font-weight="normal" style:font-weight-asian="normal" style:font-weight-complex="normal"/>
    </style:style>
    <style:style style:name="T42" style:parent-style-name="StrongEmphasis" style:family="text">
      <style:text-properties fo:font-weight="normal" style:font-weight-asian="normal" style:font-weight-complex="normal"/>
    </style:style>
    <style:style style:name="P43" style:parent-style-name="Standard" style:list-style-name="LFO3" style:family="paragraph"/>
    <style:style style:name="T44" style:parent-style-name="StrongEmphasis" style:family="text">
      <style:text-properties fo:font-weight="normal" style:font-weight-asian="normal" style:font-weight-complex="normal"/>
    </style:style>
    <style:style style:name="P45" style:parent-style-name="Standard" style:list-style-name="LFO3" style:family="paragraph"/>
    <style:style style:name="T46" style:parent-style-name="StrongEmphasis" style:family="text">
      <style:text-properties fo:font-weight="normal" style:font-weight-asian="normal" style:font-weight-complex="normal"/>
    </style:style>
    <style:style style:name="P47" style:parent-style-name="Standard" style:list-style-name="LFO3" style:family="paragraph"/>
    <style:style style:name="T48" style:parent-style-name="StrongEmphasis" style:family="text">
      <style:text-properties fo:font-weight="normal" style:font-weight-asian="normal" style:font-weight-complex="normal"/>
    </style:style>
    <style:style style:name="T49" style:parent-style-name="StrongEmphasis" style:family="text">
      <style:text-properties fo:font-weight="normal" style:font-weight-asian="normal" style:font-weight-complex="normal"/>
    </style:style>
    <style:style style:name="T50" style:parent-style-name="StrongEmphasis" style:family="text">
      <style:text-properties fo:font-weight="normal" style:font-weight-asian="normal" style:font-weight-complex="normal"/>
    </style:style>
    <style:style style:name="T51" style:parent-style-name="StrongEmphasis" style:family="text">
      <style:text-properties fo:font-weight="normal" style:font-weight-asian="normal" style:font-weight-complex="normal"/>
    </style:style>
    <style:style style:name="T52" style:parent-style-name="StrongEmphasis" style:family="text">
      <style:text-properties fo:font-weight="normal" style:font-weight-asian="normal" style:font-weight-complex="normal"/>
    </style:style>
    <style:style style:name="T53" style:parent-style-name="StrongEmphasis" style:family="text">
      <style:text-properties fo:font-weight="normal" style:font-weight-asian="normal" style:font-weight-complex="normal"/>
    </style:style>
    <style:style style:name="T54" style:parent-style-name="StrongEmphasis" style:family="text">
      <style:text-properties fo:font-weight="normal" style:font-weight-asian="normal" style:font-weight-complex="normal"/>
    </style:style>
    <style:style style:name="T55" style:parent-style-name="StrongEmphasis" style:family="text">
      <style:text-properties fo:font-weight="normal" style:font-weight-asian="normal" style:font-weight-complex="normal"/>
    </style:style>
    <style:style style:name="T56" style:parent-style-name="StrongEmphasis" style:family="text">
      <style:text-properties fo:font-weight="normal" style:font-weight-asian="normal" style:font-weight-complex="normal"/>
    </style:style>
    <style:style style:name="T57" style:parent-style-name="StrongEmphasis" style:family="text">
      <style:text-properties fo:font-weight="normal" style:font-weight-asian="normal" style:font-weight-complex="normal"/>
    </style:style>
    <style:style style:name="T58" style:parent-style-name="StrongEmphasis" style:family="text">
      <style:text-properties fo:font-weight="normal" style:font-weight-asian="normal" style:font-weight-complex="normal"/>
    </style:style>
    <style:style style:name="T59" style:parent-style-name="StrongEmphasis" style:family="text">
      <style:text-properties fo:font-weight="normal" style:font-weight-asian="normal" style:font-weight-complex="normal"/>
    </style:style>
    <style:style style:name="T60" style:parent-style-name="StrongEmphasis" style:family="text">
      <style:text-properties fo:font-weight="normal" style:font-weight-asian="normal" style:font-weight-complex="normal"/>
    </style:style>
    <style:style style:name="T61" style:parent-style-name="StrongEmphasis" style:family="text">
      <style:text-properties fo:font-weight="normal" style:font-weight-asian="normal" style:font-weight-complex="normal"/>
    </style:style>
    <style:style style:name="T62" style:parent-style-name="StrongEmphasis" style:family="text">
      <style:text-properties fo:font-weight="normal" style:font-weight-asian="normal" style:font-weight-complex="normal"/>
    </style:style>
    <style:style style:name="T63" style:parent-style-name="StrongEmphasis" style:family="text">
      <style:text-properties fo:font-weight="normal" style:font-weight-asian="normal" style:font-weight-complex="normal" fo:font-size="16pt" style:font-size-asian="16pt" style:font-size-complex="14.5pt"/>
    </style:style>
    <style:style style:name="T64" style:parent-style-name="StrongEmphasis" style:family="text">
      <style:text-properties fo:font-weight="normal" style:font-weight-asian="normal" style:font-weight-complex="normal"/>
    </style:style>
    <style:style style:name="T65" style:parent-style-name="StrongEmphasis" style:family="text">
      <style:text-properties fo:font-weight="normal" style:font-weight-asian="normal" style:font-weight-complex="normal"/>
    </style:style>
    <style:style style:name="T66" style:parent-style-name="StrongEmphasis" style:family="text">
      <style:text-properties fo:font-weight="normal" style:font-weight-asian="normal" style:font-weight-complex="normal"/>
    </style:style>
    <style:style style:name="P67" style:parent-style-name="Standard" style:list-style-name="LFO4" style:family="paragraph"/>
    <style:style style:name="T68" style:parent-style-name="StrongEmphasis" style:family="text">
      <style:text-properties fo:font-weight="normal" style:font-weight-asian="normal" style:font-weight-complex="normal"/>
    </style:style>
    <style:style style:name="P69" style:parent-style-name="Standard" style:list-style-name="LFO4" style:family="paragraph"/>
    <style:style style:name="T70" style:parent-style-name="StrongEmphasis" style:family="text">
      <style:text-properties fo:font-weight="normal" style:font-weight-asian="normal" style:font-weight-complex="normal"/>
    </style:style>
    <style:style style:name="P71" style:parent-style-name="Standard" style:list-style-name="LFO4" style:family="paragraph"/>
    <style:style style:name="T72" style:parent-style-name="StrongEmphasis" style:family="text">
      <style:text-properties fo:font-weight="normal" style:font-weight-asian="normal" style:font-weight-complex="normal"/>
    </style:style>
    <style:style style:name="P73" style:parent-style-name="Standard" style:list-style-name="LFO4" style:family="paragraph"/>
    <style:style style:name="P74" style:parent-style-name="Standard" style:list-style-name="LFO4" style:family="paragraph"/>
    <style:style style:name="P75" style:parent-style-name="Standard" style:list-style-name="LFO4" style:family="paragraph"/>
    <style:style style:name="P76" style:parent-style-name="Standard" style:list-style-name="LFO4" style:family="paragraph"/>
    <style:style style:name="P77" style:parent-style-name="Standard" style:list-style-name="LFO4" style:family="paragraph"/>
    <style:style style:name="P78" style:parent-style-name="Standard" style:list-style-name="LFO4" style:family="paragraph"/>
    <style:style style:name="P79" style:parent-style-name="Standard" style:list-style-name="LFO4" style:family="paragraph"/>
  </office:automatic-styles>
  <office:body>
    <office:text text:use-soft-page-breaks="true">
      <text:p text:style-name="P1"><text:bookmark-start text:name="_Hlk135730584"/><text:span text:style-name="T2">L’OWASP foundation</text:span><text:span text:style-name="T3"><text:s/></text:span><text:span text:style-name="T4">(</text:span><text:span text:style-name="T5">L’Open Web Application Security Project</text:span><text:span text:style-name="T6">)</text:span></text:p>
      <text:p text:style-name="P7"/>
      <text:p text:style-name="Standard"><text:span text:style-name="T8">Organisme mondial libre et indépendant qui propose une normalisation des pratiques de développement sécurisé.</text:span></text:p>
      <text:p text:style-name="P9"/>
      <text:p text:style-name="Standard"><text:span text:style-name="T10">La fondation<text:s/></text:span><text:span text:style-name="T11">évalue les dix principaux risques pour la sécurité des applications web et préconise un développement logiciel sécurisé.</text:span></text:p>
      <text:p text:style-name="Standard"><text:span text:style-name="T12">Elle fournit aussi différentes ressources.</text:span></text:p>
      <text:p text:style-name="P13"/>
      <text:p text:style-name="Standard"><text:span text:style-name="T14">L’ASVS<text:s/></text:span><text:span text:style-name="T15">(Application Security Verification Standard)</text:span></text:p>
      <text:p text:style-name="Standard"><text:span text:style-name="T16"><text:s/>Standard de vérification de la sécurit</text:span><text:span text:style-name="T17">é des applications</text:span></text:p>
      <text:p text:style-name="Standard"><text:span text:style-name="T18">Il concerne trois niveaux :</text:span></text:p>
      <text:list text:style-name="LFO1" text:continue-numbering="true">
        <text:list-item>
          <text:p text:style-name="P19"><text:span text:style-name="T20">Premier niveau l’application peut se défendre contre les attaques les plus simples à découvrir, elles sont répertoriées dans le Top 10 de l’OWASP.</text:span></text:p>
        </text:list-item>
        <text:list-item>
          <text:p text:style-name="P21"><text:span text:style-name="T22">Deuxième niveau (standard) l’application se défend contre la<text:s/></text:span><text:span text:style-name="T23">plupart</text:span><text:span text:style-name="T24"><text:s/>des risques associés aux logiciels actuels.</text:span></text:p>
        </text:list-item>
        <text:list-item>
          <text:p text:style-name="P25"><text:span text:style-name="T26">Troisième niveau c’est pour les applications qui ont besoins de grandes exigences en sécurité.</text:span></text:p>
        </text:list-item>
      </text:list>
      <text:p text:style-name="Standard"/>
      <text:p text:style-name="Standard"><text:span text:style-name="T27">Il peut représenter trois axes d’utilisation :</text:span></text:p>
      <text:list text:style-name="LFO2" text:continue-numbering="true">
        <text:list-item>
          <text:p text:style-name="P28"><text:span text:style-name="T29">Fournir un critère<text:s/></text:span><text:span text:style-name="T30">d'évaluation</text:span><text:span text:style-name="T31"><text:s/>du degré de fiabilité que l’</text:span><text:span text:style-name="T32">on<text:s/></text:span><text:span text:style-name="T33">peut</text:span><text:span text:style-name="T34"><text:s/>accorder aux application web.</text:span></text:p>
        </text:list-item>
        <text:list-item>
          <text:p text:style-name="P35"><text:span text:style-name="T36">Servir de guide pour les bonnes pratiques<text:s/></text:span><text:span text:style-name="T37">en matière de</text:span><text:span text:style-name="T38"><text:s/>sécurités.</text:span></text:p>
        </text:list-item>
        <text:list-item>
          <text:p text:style-name="P39"><text:span text:style-name="T40">Servir en amont de la conception pour spécifier précisément les exigences de vérification de la sécurité des applications dans les contrats.</text:span></text:p>
        </text:list-item>
      </text:list>
      <text:p text:style-name="Standard"/>
      <text:p text:style-name="Standard"><text:span text:style-name="T41">Il est<text:s/></text:span><text:span text:style-name="T42">une ressource quel que soit votre profil</text:span></text:p>
      <text:list text:style-name="LFO3" text:continue-numbering="true">
        <text:list-item>
          <text:p text:style-name="P43"><text:span text:style-name="T44">Acheteur pour émettre des exigences de sécurités.</text:span></text:p>
        </text:list-item>
        <text:list-item>
          <text:p text:style-name="P45"><text:span text:style-name="T46">Développeur pour avoir un code avec un bon niveau de sécurité.</text:span></text:p>
        </text:list-item>
        <text:list-item>
          <text:p text:style-name="P47"><text:span text:style-name="T48">Auditeur pour structurer sa recherche de vulnérabilité.</text:span></text:p>
        </text:list-item>
      </text:list>
      <text:p text:style-name="Standard"/>
      <text:p text:style-name="Standard"/>
      <text:p text:style-name="Standard"><text:span text:style-name="T49">D’autres ressources de l’OWASP</text:span></text:p>
      <text:p text:style-name="Standard"/>
      <text:p text:style-name="Standard"><text:span text:style-name="T50">Les ‘’cheats</text:span><text:span text:style-name="T51">heets’’ fournissent des fiches pratiques sur différents thèmes à<text:s/></text:span><text:span text:style-name="T52">consulter sur</text:span><text:span text:style-name="T53"><text:s/>le site.</text:span></text:p>
      <text:p text:style-name="Standard"><text:span text:style-name="T54">Le WSTG (Web Security Testing Guide) Ressource sur les tests de cybersécurité pour les applications web.</text:span></text:p>
      <text:p text:style-name="Standard"><text:span text:style-name="T55">ZAP (Zed Attack Proxy) Outil de sécurité qui fonctionne comme<text:s/></text:span><text:span text:style-name="T56">un scanner de vulnérabilité.</text:span></text:p>
      <text:p text:style-name="Standard"><text:span text:style-name="T57">Le ModSecurity CRS (Core Rule Set) Un ensemble de<text:s/></text:span><text:span text:style-name="T58">règles</text:span><text:span text:style-name="T59"><text:s/>de détection d’attaques à utiliser avec ModSecurity.</text:span></text:p>
      <text:p text:style-name="Standard"/>
      <text:p text:style-name="Standard"><text:span text:style-name="T60">Toute application qu’elle traite des données sensibles ou non est susceptible de subir une attaque et donc elle requ</text:span><text:span text:style-name="T61">ière une sécurité standardisée.</text:span></text:p>
      <text:soft-page-break/>
      <text:p text:style-name="Standard"><text:span text:style-name="T62">Même les entreprises qui passent par des plateformes web pour leur e-commerce sont exposées.</text:span></text:p>
      <text:p text:style-name="Standard"/>
      <text:p text:style-name="Standard"><text:span text:style-name="T63">L’OWASP Top Ten</text:span></text:p>
      <text:p text:style-name="Standard"/>
      <text:p text:style-name="Standard"><text:span text:style-name="T64">Les vulnérabilités sont classées par importance des risques et pour toutes les applications, langages ou<text:s/></text:span><text:span text:style-name="T65">Framework</text:span><text:span text:style-name="T66">.</text:span></text:p>
      <text:p text:style-name="Standard"/>
      <text:list text:style-name="LFO4" text:continue-numbering="true">
        <text:list-item>
          <text:p text:style-name="P67"><text:span text:style-name="T68">Contrôle d’accès défaillant</text:span></text:p>
        </text:list-item>
        <text:list-item>
          <text:p text:style-name="P69"><text:span text:style-name="T70">défaillances cryptographiques</text:span></text:p>
        </text:list-item>
        <text:list-item>
          <text:p text:style-name="P71"><text:span text:style-name="T72">Injection</text:span></text:p>
        </text:list-item>
        <text:list-item>
          <text:p text:style-name="P73">Conception non sécurisé</text:p>
        </text:list-item>
        <text:list-item>
          <text:p text:style-name="P74">Mauvaise configuration de sécurité</text:p>
        </text:list-item>
        <text:list-item>
          <text:p text:style-name="P75">Composants vulnérables et obsolètes</text:p>
        </text:list-item>
        <text:list-item>
          <text:p text:style-name="P76">Identifications et authentification de mauvaise qualité</text:p>
        </text:list-item>
        <text:list-item>
          <text:p text:style-name="P77">Manque d’intégrité des données et<text:s/>du logiciel</text:p>
        </text:list-item>
        <text:list-item>
          <text:p text:style-name="P78">Carence des systèmes de contrôle et de journalisation</text:p>
        </text:list-item>
        <text:list-item>
          <text:p text:style-name="P79">Falsification de requête côté serveur</text:p>
        </text:list-item>
      </text:list>
      <text:p text:style-name="Standard"><text:bookmark-end text:name="_Hlk13573058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3pt" style:font-size-asian="13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asian="Calibri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asian="Calib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fo:font-size="12pt" style:font-size-asian="12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habo KORAH</dc:creator>
    <meta:creation-date>2023-04-19T10:28:00Z</meta:creation-date>
    <dc:date>2023-05-23T08:39:00Z</dc:date>
    <meta:template xlink:href="Normal" xlink:type="simple"/>
    <meta:editing-cycles>16</meta:editing-cycles>
    <meta:editing-duration>PT7440S</meta:editing-duration>
    <meta:document-statistic meta:page-count="2" meta:paragraph-count="5" meta:word-count="398" meta:character-count="2586" meta:row-count="18" meta:non-whitespace-character-count="2193"/>
  </office:meta>
</office:document-meta>
</file>